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paragraph-properties fo:margin-top="0cm" fo:margin-bottom="1.401cm"/>
    </style:style>
    <style:style style:name="P3" style:family="paragraph" style:parent-style-name="Heading_20_1">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ets</text:h>
      <text:p text:style-name="Standard"/>
      <text:p text:style-name="Standard">Naam:</text:p>
      <text:p text:style-name="Standard"/>
      <text:p text:style-name="Standard">Hieronder staat een situatie beschreven. Schrijf ten minste 10 risicofactoren op, geef daarbij aan hoe groot de kans is dat het voorkomt (groot/klein) en wat de gevolgen daarvan zijn (groot/klein). Bedenk bij ten minste twee risico's hoe deze beheerst kunnen worden, door de kans of het gevolg te verkleinen.</text:p>
      <text:p text:style-name="Standard"/>
      <text:p text:style-name="P1">Casus:</text:p>
      <text:p text:style-name="Standard">Met de scouts ga je 's nachts een dropping doen. Ze hebben de hele dag besteed aan het opzetten van hun tent en hun keuken. Je stuurt ze vroeg naar bed en als de meesten slapen maak je iedereen wakker. Alle scouts worden geblinddoekt in een auto gezet, ergens in het bos neer gezet en ze moeten teruglopen naar het kampterrein. Wat kan er mis gaan?</text:p>
      <text:p text:style-name="Standard"/>
      <text:p text:style-name="P1">Voorbeeld:</text:p>
      <text:p text:style-name="Standard">Risico: Een kind wordt wagenziek in de auto.</text:p>
      <text:p text:style-name="Standard">Kans: groot</text:p>
      <text:p text:style-name="Standard">Gevolg: klein</text:p>
      <text:p text:style-name="Standard">Maatregel: vooraf vragen of er iemand snel wagenziek wordt, medicijnen mee, zonder blinddoek rijden, korte afstand rijden.</text:p>
      <text:p text:style-name="Standard"/>
      <text:h text:style-name="P3" text:outline-level="1">Evaluatie</text:h>
      <text:list xml:id="list18830468721" text:style-name="L1">
        <text:list-item>
          <text:p text:style-name="P2">Wat vond je van de duur van de module? Te lang/goed/te kort</text:p>
        </text:list-item>
        <text:list-item>
          <text:p text:style-name="P2">Wat vond je van de hoeveelheid stof in de module? Te weinig/goed/te veel</text:p>
        </text:list-item>
        <text:list-item>
          <text:p text:style-name="P2">Was de module (inter)actief genoeg?</text:p>
        </text:list-item>
        <text:list-item>
          <text:p text:style-name="P2">Wat vond je van de presentatie?</text:p>
        </text:list-item>
        <text:list-item>
          <text:p text:style-name="P2">Wat vond je van het onderdeel “Kansen inschatten”, waarbij je ongelukken op volgorde moest zetten?</text:p>
        </text:list-item>
        <text:list-item>
          <text:p text:style-name="P2">Wat vond je van het onderdeel “Gebouw en omgeving”, waarbij je de checklist voor een lokaal moest invullen?</text:p>
        </text:list-item>
        <text:list-item>
          <text:p text:style-name="P2">Wat vond je van de cassussen op de foto's, waarbij je verschillende situaties moest inschatten?</text:p>
        </text:list-item>
        <text:list-item>
          <text:p text:style-name="P2">Wat vond je van de toets?</text:p>
        </text:list-item>
        <text:list-item>
          <text:p text:style-name="P2">Wat vond je van de trainer(s)?</text:p>
        </text:list-item>
        <text:list-item>
          <text:p text:style-name="P2">Was de module wat je ervan verwacht had? Waarom?</text:p>
        </text:list-item>
        <text:list-item>
          <text:p text:style-name="P2">Overige vragen/opmerkin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5T15:44:12</meta:creation-date>
    <dc:date>2015-04-11T16:13:27</dc:date>
    <meta:editing-duration>PT1H35M43S</meta:editing-duration>
    <meta:editing-cycles>4</meta:editing-cycles>
    <meta:generator>LibreOffice/3.5$Linux_X86_64 LibreOffice_project/350m1$Build-2</meta:generator>
    <meta:document-statistic meta:table-count="0" meta:image-count="0" meta:object-count="0" meta:page-count="2" meta:paragraph-count="22" meta:word-count="267" meta:character-count="905" meta:non-whitespace-character-count="1298"/>
  </office:meta>
</office:document-meta>
</file>